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8.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5cm" fo:min-width="6.5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5cm" fo:min-width="2cm"/>
      <style:paragraph-properties style:writing-mode="lr-tb"/>
    </style:style>
    <style:style style:name="gr4" style:family="graphic" style:parent-style-name="standard">
      <style:graphic-properties draw:fill-color="#ea7500" draw:textarea-horizontal-align="justify" draw:textarea-vertical-align="middle" draw:auto-grow-height="false" fo:min-height="2.5cm" fo:min-width="2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2.5cm" fo:min-width="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standard">
      <style:graphic-properties draw:fill-color="#ffff38" draw:textarea-horizontal-align="justify" draw:textarea-vertical-align="middle" draw:auto-grow-height="false" fo:min-height="2.5cm" fo:min-width="2cm"/>
      <style:paragraph-properties style:writing-mode="lr-tb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end="Arrowheads_20_14" draw:marker-end-width="0.3cm" draw:fill="none" draw:textarea-vertical-align="middle"/>
    </style:style>
    <style:style style:name="gr18" style:family="graphic" style:parent-style-name="objectwithoutfill">
      <style:graphic-properties draw:marker-end="Arrowheads_20_15" draw:marker-end-width="0.3cm" draw:fill="none" draw:textarea-vertical-align="middle"/>
    </style:style>
    <style:style style:name="gr19" style:family="graphic" style:parent-style-name="objectwithoutfill">
      <style:graphic-properties draw:marker-end="Arrowheads_20_1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ea7500"/>
      <style:paragraph-properties fo:text-align="center"/>
    </style:style>
    <style:style style:name="P5" style:family="paragraph">
      <loext:graphic-properties draw:fill-color="#80008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38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9cm" svg:height="3cm" svg:x="8.5cm" svg:y="12.25cm">
          <text:p text:style-name="P1">RPi Pico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7cm" svg:height="2.75cm" svg:x="1.25cm" svg:y="3.75cm"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.5cm" svg:height="2.75cm" svg:x="10cm" svg:y="2cm">
          <text:p text:style-name="P1"><text:span text:style-name="T1">3.3v Reg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5cm" svg:height="2.75cm" svg:x="10cm" svg:y="5.25cm">
          <text:p text:style-name="P1"><text:span text:style-name="T1">5v 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2.5cm" svg:height="2.75cm" svg:x="17.5cm" svg:y="2cm">
          <text:p text:style-name="P1"><text:span text:style-name="T1">BMP28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5cm" svg:height="2.75cm" svg:x="22.75cm" svg:y="2cm">
          <text:p text:style-name="P1"><text:span text:style-name="T1">RT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5cm" svg:height="2.75cm" svg:x="26.2cm" svg:y="5.25cm">
          <text:p text:style-name="P1"><text:span text:style-name="T1">Servo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2.5cm" svg:y1="6.625cm" svg:x2="26.2cm" svg:y2="6.625cm" draw:start-shape="id1" draw:start-glue-point="1" draw:end-shape="id2" draw:end-glue-point="3" svg:d="M12500 6625h13700" svg:viewBox="0 0 13701 1">
          <text:p/>
        </draw:connector>
        <draw:connector draw:style-name="gr7" draw:text-style-name="P6" draw:layer="layout" draw:line-skew="3.65cm" svg:x1="12.5cm" svg:y1="6.625cm" svg:x2="22.75cm" svg:y2="3.375cm" draw:start-shape="id1" draw:start-glue-point="1" draw:end-shape="id3" draw:end-glue-point="3" svg:d="M12500 6625h8775v-3250h1475" svg:viewBox="0 0 10251 3251">
          <text:p/>
        </draw:connector>
        <draw:connector draw:style-name="gr8" draw:text-style-name="P6" draw:layer="layout" svg:x1="12.5cm" svg:y1="6.625cm" svg:x2="13cm" svg:y2="12.25cm" draw:start-shape="id1" draw:start-glue-point="1" draw:end-shape="id4" draw:end-glue-point="0" svg:d="M12500 6625h501v3500h-1v2125" svg:viewBox="0 0 502 5626">
          <text:p/>
        </draw:connector>
        <draw:connector draw:style-name="gr9" draw:text-style-name="P6" draw:layer="layout" svg:x1="12.5cm" svg:y1="3.375cm" svg:x2="17.5cm" svg:y2="3.375cm" draw:start-shape="id5" draw:start-glue-point="1" draw:end-shape="id6" draw:end-glue-point="3" svg:d="M12500 3375h5000" svg:viewBox="0 0 5001 1">
          <text:p/>
        </draw:connector>
        <draw:connector draw:style-name="gr10" draw:text-style-name="P6" draw:layer="layout" svg:x1="8.25cm" svg:y1="5.125cm" svg:x2="10cm" svg:y2="3.375cm" draw:start-shape="id7" draw:start-glue-point="1" draw:end-shape="id5" draw:end-glue-point="3" svg:d="M8250 5125h875v-1750h875" svg:viewBox="0 0 1751 1751">
          <text:p/>
        </draw:connector>
        <draw:connector draw:style-name="gr11" draw:text-style-name="P6" draw:layer="layout" svg:x1="8.25cm" svg:y1="5.125cm" svg:x2="10cm" svg:y2="6.625cm" draw:start-shape="id7" draw:start-glue-point="1" draw:end-shape="id1" draw:end-glue-point="3" svg:d="M8250 5125h875v1500h875" svg:viewBox="0 0 1751 1501">
          <text:p/>
        </draw:connector>
        <draw:connector draw:style-name="gr12" draw:text-style-name="P6" draw:layer="layout" svg:x1="18.75cm" svg:y1="4.75cm" svg:x2="17.5cm" svg:y2="13.75cm" draw:start-shape="id6" draw:start-glue-point="2" draw:end-shape="id4" draw:end-glue-point="1" svg:d="M18750 4750v9000h-1250" svg:viewBox="0 0 1251 9001">
          <text:p/>
        </draw:connector>
        <draw:connector draw:style-name="gr13" draw:text-style-name="P6" draw:layer="layout" svg:x1="24cm" svg:y1="4.75cm" svg:x2="17.5cm" svg:y2="13.75cm" draw:start-shape="id3" draw:start-glue-point="2" draw:end-shape="id4" draw:end-glue-point="1" svg:d="M24000 4750v9000h-6500" svg:viewBox="0 0 6501 9001">
          <text:p/>
        </draw:connector>
        <draw:connector draw:style-name="gr14" draw:text-style-name="P6" draw:layer="layout" svg:x1="27.45cm" svg:y1="8cm" svg:x2="17.5cm" svg:y2="13.75cm" draw:start-shape="id2" draw:start-glue-point="2" draw:end-shape="id4" draw:end-glue-point="1" svg:d="M27450 8000v5750h-9950" svg:viewBox="0 0 9951 5751">
          <text:p/>
        </draw:connector>
        <draw:custom-shape draw:style-name="gr15" draw:text-style-name="P7" xml:id="id8" draw:id="id8" draw:layer="layout" svg:width="2.5cm" svg:height="2.75cm" svg:x="3.5cm" svg:y="8cm">
          <text:p text:style-name="P1"><text:span text:style-name="T1">Power switch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9" draw:id="id9" draw:layer="layout" svg:width="2.5cm" svg:height="2.75cm" svg:x="3.5cm" svg:y="12.25cm"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4.75cm" svg:y1="6.5cm" svg:x2="4.75cm" svg:y2="8cm" draw:start-shape="id7" draw:start-glue-point="2" draw:end-shape="id8" draw:end-glue-point="0" svg:d="M4750 6500v1500" svg:viewBox="0 0 1 1501">
          <text:p/>
        </draw:connector>
        <draw:connector draw:style-name="gr17" draw:text-style-name="P6" draw:layer="layout" svg:x1="4.75cm" svg:y1="10.75cm" svg:x2="4.75cm" svg:y2="12.25cm" draw:start-shape="id8" draw:start-glue-point="2" draw:end-shape="id9" draw:end-glue-point="0" svg:d="M4750 10750v1500" svg:viewBox="0 0 1 1501">
          <text:p/>
        </draw:connector>
        <draw:custom-shape draw:style-name="gr5" draw:text-style-name="P5" xml:id="id10" draw:id="id10" draw:layer="layout" svg:width="2.5cm" svg:height="2.75cm" svg:x="17cm" svg:y="17cm">
          <text:p text:style-name="P1"><text:span text:style-name="T1">Buzzer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12.5cm" svg:y1="6.625cm" svg:x2="18.25cm" svg:y2="17cm" draw:start-shape="id1" draw:start-glue-point="1" draw:end-shape="id10" draw:end-glue-point="0" svg:d="M12500 6625h5750v10375" svg:viewBox="0 0 5751 10376">
          <text:p/>
        </draw:connector>
        <draw:connector draw:style-name="gr19" draw:text-style-name="P6" draw:layer="layout" svg:x1="13cm" svg:y1="15.25cm" svg:x2="17cm" svg:y2="18.375cm" draw:start-shape="id4" draw:start-glue-point="2" draw:end-shape="id10" draw:end-glue-point="3" svg:d="M13000 15250v3125h4000" svg:viewBox="0 0 4001 31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8:53:58.308057294</meta:creation-date>
    <dc:date>2022-01-12T19:22:07.588459007</dc:date>
    <meta:editing-duration>PT6M54S</meta:editing-duration>
    <meta:editing-cycles>1</meta:editing-cycles>
    <meta:document-statistic meta:object-count="23"/>
    <meta:generator>LibreOffice/7.2.3.2$Linux_X86_64 LibreOffice_project/20$Build-2</meta:generator>
  </office:meta>
</office:document-meta>
</file>